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Sentinel – Functional Specification (Part 2)</text:h>
      <text:h text:outline-level="2">Overview</text:h>
      <text:p>Sentinel is an automated Linux security framework that performs system hardening, threat detection, log correlation, automated responses, and configuration scanning.</text:p>
      <text:h text:outline-level="2">Functional Architecture</text:h>
      <text:p>Modules:</text:p>
      <text:p>- Configuration Loader</text:p>
      <text:p>- System Hardening Module</text:p>
      <text:p>- Log Collection Layer</text:p>
      <text:p>- Threat Detection &amp; Correlation Engine</text:p>
      <text:p>- Automated Response Module</text:p>
      <text:p>- Reporting Engine</text:p>
      <text:p>- NEW: Configuration Scanner Module</text:p>
      <text:h text:outline-level="2">Configuration Scanner</text:h>
      <text:p>Scans SSH, PAM, passwd/shadow, sysctl, auditd, and logging configs.</text:p>
      <text:p>Reports findings, severity, and recommendations.</text:p>
      <text:p>Supports auto-remediation with backups and syntax validation.</text:p>
      <text:h text:outline-level="2">Functional Flow</text:h>
      <text:p>Configuration Loader → Hardening Module → Log Collector → Detection Engine → Response Module → Reporting Engine</text:p>
      <text:p>Scanner runs continuously and validates all critical configuration files.</text:p>
      <text:h text:outline-level="2">Sequence Diagram</text:h>
      <text:p>1. Startup</text:p>
      <text:p>2. Load configuration</text:p>
      <text:p>3. Hardening execution</text:p>
      <text:p>4. Log monitoring</text:p>
      <text:p>5. Threat detection</text:p>
      <text:p>6. Automated response</text:p>
      <text:p>7. Reporting</text:p>
      <text:p>8. Configuration scanning and remediation.</text:p>
      <text:h text:outline-level="2">Project Steps</text:h>
      <text:p>1. Research</text:p>
      <text:p>2. Architecture design</text:p>
      <text:p>3. Hardening module</text:p>
      <text:p>4. Log collection</text:p>
      <text:p>5. Detection engine</text:p>
      <text:p>6. Response</text:p>
      <text:p>7. Reporting</text:p>
      <text:p>8. Testing</text:p>
      <text:p>9. Documentation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